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c3a" officeooo:paragraph-rsid="0012dc3a"/>
    </style:style>
    <style:style style:name="P2" style:family="paragraph" style:parent-style-name="Standard">
      <style:text-properties fo:font-weight="bold" officeooo:rsid="0012dc3a" officeooo:paragraph-rsid="0012dc3a" style:font-weight-asian="bold" style:font-weight-complex="bold"/>
    </style:style>
    <style:style style:name="P3" style:family="paragraph" style:parent-style-name="Standard">
      <style:text-properties fo:font-weight="bold" officeooo:rsid="001338ff" officeooo:paragraph-rsid="001338ff" style:font-weight-asian="bold" style:font-weight-complex="bold"/>
    </style:style>
    <style:style style:name="P4" style:family="paragraph" style:parent-style-name="Standard">
      <style:text-properties fo:font-style="normal" fo:font-weight="normal" officeooo:rsid="0012dc3a" officeooo:paragraph-rsid="0012dc3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2dc3a" officeooo:paragraph-rsid="0012dc3a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rsid="0012dc3a" officeooo:paragraph-rsid="0012dc3a" style:font-weight-asian="normal" style:font-weight-complex="normal"/>
    </style:style>
    <style:style style:name="P7" style:family="paragraph" style:parent-style-name="Standard">
      <style:text-properties fo:font-weight="normal" officeooo:rsid="001338ff" officeooo:paragraph-rsid="001338ff" style:font-weight-asian="normal" style:font-weight-complex="normal"/>
    </style:style>
    <style:style style:name="P8" style:family="paragraph" style:parent-style-name="Standard">
      <style:text-properties fo:font-weight="normal" officeooo:rsid="00150f4c" officeooo:paragraph-rsid="00150f4c" style:font-weight-asian="normal" style:font-weight-complex="normal"/>
    </style:style>
    <style:style style:name="T1" style:family="text">
      <style:text-properties officeooo:rsid="00150f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er_District </text:p>
      <text:p text:style-name="P2"/>
      <text:p text:style-name="P4">1. Dist_code</text:p>
      <text:p text:style-name="P4">2. Dist_name</text:p>
      <text:p text:style-name="P4"/>
      <text:p text:style-name="P5">Register_SRO</text:p>
      <text:p text:style-name="P5"/>
      <text:p text:style-name="P4">1. SRO_code</text:p>
      <text:p text:style-name="P4">2. Dist_code</text:p>
      <text:p text:style-name="P4">3. SRO_name</text:p>
      <text:p text:style-name="P4"/>
      <text:p text:style-name="P5">Register_Village</text:p>
      <text:p text:style-name="P4"/>
      <text:p text:style-name="P1">1. Village_code</text:p>
      <text:p text:style-name="P1">2. SRO_code</text:p>
      <text:p text:style-name="P1">3. Village_name</text:p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2">Revenue_District</text:p>
      <text:p text:style-name="P2"/>
      <text:p text:style-name="P6">1. Dist_code</text:p>
      <text:p text:style-name="P6">2. Dist_name<text:tab/><text:tab/></text:p>
      <text:p text:style-name="P6"/>
      <text:p text:style-name="P2">Revenue_Mandal</text:p>
      <text:p text:style-name="P2"/>
      <text:p text:style-name="P6">1. Mandal_code</text:p>
      <text:p text:style-name="P6">2. Dist_code</text:p>
      <text:p text:style-name="P6">3. Mandal_name</text:p>
      <text:p text:style-name="P6"/>
      <text:p text:style-name="P2">Revenue_Village</text:p>
      <text:p text:style-name="P6"/>
      <text:p text:style-name="P6">1. Village_code</text:p>
      <text:p text:style-name="P6">2. Mandal_code</text:p>
      <text:p text:style-name="P6">3. Village_name</text:p>
      <text:p text:style-name="P6"/>
      <text:p text:style-name="P2">Revenue_GSWS</text:p>
      <text:p text:style-name="P2"/>
      <text:p text:style-name="P6">1. GSWS_code</text:p>
      <text:p text:style-name="P6">2. Village_code</text:p>
      <text:p text:style-name="P6">3. GSWS_name</text:p>
      <text:p text:style-name="P6"/>
      <text:p text:style-name="P2">Revenue_Claiment</text:p>
      <text:p text:style-name="P2"/>
      <text:p text:style-name="P6">1. Claiment_id</text:p>
      <text:p text:style-name="P6">2. GSWS_code</text:p>
      <text:p text:style-name="P6">3. Title</text:p>
      <text:p text:style-name="P6">4. Claiment_name</text:p>
      <text:p text:style-name="P7">5. Age</text:p>
      <text:p text:style-name="P7">6. Gender</text:p>
      <text:p text:style-name="P7"><text:soft-page-break/>7. Aadhar</text:p>
      <text:p text:style-name="P7">8. Relation of</text:p>
      <text:p text:style-name="P7">9. Relation Name</text:p>
      <text:p text:style-name="P7">10. Street</text:p>
      <text:p text:style-name="P7">11. Door No.</text:p>
      <text:p text:style-name="P7">12. Pincode</text:p>
      <text:p text:style-name="P7">13. Phone_<text:span text:style-name="T1">no</text:span></text:p>
      <text:p text:style-name="P7">14. Entry_date <text:span text:style-name="T1">(Automatic)</text:span></text:p>
      <text:p text:style-name="P7"/>
      <text:p text:style-name="P3">Schedule_Entry</text:p>
      <text:p text:style-name="P3"/>
      <text:p text:style-name="P7">1. Claiment_id</text:p>
      <text:p text:style-name="P7">2. GSWS_code</text:p>
      <text:p text:style-name="P7">3. Old_house</text:p>
      <text:p text:style-name="P7">4. Nature_use</text:p>
      <text:p text:style-name="P7">5. Layout_no</text:p>
      <text:p text:style-name="P7">6. Plot_no</text:p>
      <text:p text:style-name="P7">7. Schedule_no</text:p>
      <text:p text:style-name="P7">8. Jurisdicition</text:p>
      <text:p text:style-name="P7">9. Ward_no</text:p>
      <text:p text:style-name="P7">10. Block_no</text:p>
      <text:p text:style-name="P7">11. Survey_no</text:p>
      <text:p text:style-name="P7">12. East_eng</text:p>
      <text:p text:style-name="P7">13. West_eng</text:p>
      <text:p text:style-name="P7">14. South_eng</text:p>
      <text:p text:style-name="P7">15. North_eng</text:p>
      <text:p text:style-name="P7">16. Entry_date <text:span text:style-name="T1">(Automatic)</text:span></text:p>
      <text:p text:style-name="P7"/>
      <text:p text:style-name="P3">Revenue_VRO</text:p>
      <text:p text:style-name="P3"/>
      <text:p text:style-name="P7">1. VRO_code</text:p>
      <text:p text:style-name="P7">2. <text:span text:style-name="T1">GSWS_codes (Multiple Entries)</text:span></text:p>
      <text:p text:style-name="P8">3. VRO_name</text:p>
      <text:p text:style-name="P8">4. Age</text:p>
      <text:p text:style-name="P8">5. Gender</text:p>
      <text:p text:style-name="P8">6. Aadhar</text:p>
      <text:p text:style-name="P8">7. Relation_of</text:p>
      <text:p text:style-name="P8">8. Relation_name</text:p>
      <text:p text:style-name="P8">9. Street</text:p>
      <text:p text:style-name="P8">10. Village_name</text:p>
      <text:p text:style-name="P8">11. Door_no.</text:p>
      <text:p text:style-name="P8">12. Pincode</text:p>
      <text:p text:style-name="P8">13. Phone_no</text:p>
      <text:p text:style-name="P8">14. Entry_date (Automatic)</text:p>
      <text:p text:style-name="P7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23:32.495851726</meta:creation-date>
    <dc:date>2022-07-12T10:11:19.069032486</dc:date>
    <meta:editing-duration>PT16M30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74" meta:word-count="145" meta:character-count="1095" meta:non-whitespace-character-count="1021"/>
  </office:meta>
</office:document-meta>
</file>